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5"/>
        <table:table-row table:style-name="ro1">
          <table:table-cell/>
          <table:table-cell table:style-name="Default" office:value-type="string">
            <text:p>3db</text:p>
          </table:table-cell>
          <table:table-cell table:style-name="Default" table:number-columns-repeated="2"/>
          <table:table-cell table:style-name="Default" office:value-type="string">
            <text:p>50db</text:p>
          </table:table-cell>
          <table:table-cell table:style-name="Default" table:number-columns-repeated="2"/>
          <table:table-cell table:style-name="Default" office:value-type="string">
            <text:p>50+3db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Mean</text:p>
          </table:table-cell>
        </table:table-row>
        <table:table-row table:style-name="ro1">
          <table:table-cell office:value-type="string">
            <text:p>Zeit</text:p>
          </table:table-cell>
          <table:table-cell table:style-name="ce1" office:value-type="percentage" office:value="0.826684">
            <text:p>82.67%</text:p>
          </table:table-cell>
          <table:table-cell office:value-type="percentage" office:value="0.852937">
            <text:p>85.29%</text:p>
          </table:table-cell>
          <table:table-cell table:formula="of:=AVERAGE([.B3:.C3])" office:value-type="percentage" office:value="0.8398105">
            <text:p>83,98%</text:p>
          </table:table-cell>
          <table:table-cell office:value-type="percentage" office:value="0.493302">
            <text:p>49.33%</text:p>
          </table:table-cell>
          <table:table-cell office:value-type="percentage" office:value="0.946906">
            <text:p>94.69%</text:p>
          </table:table-cell>
          <table:table-cell table:formula="of:=AVERAGE([.E3:.F3])" office:value-type="percentage" office:value="0.720104">
            <text:p>72,01%</text:p>
          </table:table-cell>
          <table:table-cell office:value-type="percentage" office:value="0.779528">
            <text:p>77.95%</text:p>
          </table:table-cell>
          <table:table-cell office:value-type="percentage" office:value="0.924432">
            <text:p>92.44%</text:p>
          </table:table-cell>
          <table:table-cell table:formula="of:=AVERAGE([.H3:.I3])" office:value-type="percentage" office:value="0.85198">
            <text:p>85,20%</text:p>
          </table:table-cell>
        </table:table-row>
        <table:table-row table:style-name="ro2">
          <table:table-cell office:value-type="string">
            <text:p>Freq</text:p>
          </table:table-cell>
          <table:table-cell table:style-name="ce2" office:value-type="percentage" office:value="0.836744">
            <text:p>83.67%</text:p>
          </table:table-cell>
          <table:table-cell office:value-type="percentage" office:value="0.892635">
            <text:p>89.26%</text:p>
          </table:table-cell>
          <table:table-cell table:formula="of:=AVERAGE([.B4:.C4])" office:value-type="percentage" office:value="0.8646895">
            <text:p>86,47%</text:p>
          </table:table-cell>
          <table:table-cell office:value-type="percentage" office:value="0.493302">
            <text:p>49.33%</text:p>
          </table:table-cell>
          <table:table-cell office:value-type="percentage" office:value="0.954905">
            <text:p>95.49%</text:p>
          </table:table-cell>
          <table:table-cell table:formula="of:=AVERAGE([.E4:.F4])" office:value-type="percentage" office:value="0.7241035">
            <text:p>72,41%</text:p>
          </table:table-cell>
          <table:table-cell office:value-type="percentage" office:value="0.81515">
            <text:p>81.52%</text:p>
          </table:table-cell>
          <table:table-cell office:value-type="percentage" office:value="0.94406">
            <text:p>94.41%</text:p>
          </table:table-cell>
          <table:table-cell table:formula="of:=AVERAGE([.H4:.I4])" office:value-type="percentage" office:value="0.879605">
            <text:p>87,96%</text:p>
          </table:table-cell>
        </table:table-row>
        <table:table-row table:style-name="ro2">
          <table:table-cell office:value-type="string">
            <text:p>Ceps</text:p>
          </table:table-cell>
          <table:table-cell office:value-type="percentage" office:value="0.885323">
            <text:p>88.53%</text:p>
          </table:table-cell>
          <table:table-cell office:value-type="percentage" office:value="0.946366">
            <text:p>94.64%</text:p>
          </table:table-cell>
          <table:table-cell table:formula="of:=AVERAGE([.B5:.C5])" office:value-type="percentage" office:value="0.9158445">
            <text:p>91,58%</text:p>
          </table:table-cell>
          <table:table-cell office:value-type="percentage" office:value="0.880318">
            <text:p>88.03%</text:p>
          </table:table-cell>
          <table:table-cell office:value-type="percentage" office:value="0.94783">
            <text:p>94.78%</text:p>
          </table:table-cell>
          <table:table-cell table:formula="of:=AVERAGE([.E5:.F5])" office:value-type="percentage" office:value="0.914074">
            <text:p>91,41%</text:p>
          </table:table-cell>
          <table:table-cell table:style-name="ce9" office:value-type="percentage" office:value="0.883164">
            <text:p>88.32%</text:p>
          </table:table-cell>
          <table:table-cell table:style-name="ce8" office:value-type="percentage" office:value="0.947986">
            <text:p>94.80%</text:p>
          </table:table-cell>
          <table:table-cell table:formula="of:=AVERAGE([.H5:.I5])" office:value-type="percentage" office:value="0.915575">
            <text:p>91,56%</text:p>
          </table:table-cell>
        </table:table-row>
        <table:table-row table:style-name="ro2">
          <table:table-cell office:value-type="string">
            <text:p>Corr</text:p>
          </table:table-cell>
          <table:table-cell office:value-type="percentage" office:value="0.798763">
            <text:p>79.88%</text:p>
          </table:table-cell>
          <table:table-cell office:value-type="percentage" office:value="0.729035">
            <text:p>72.90%</text:p>
          </table:table-cell>
          <table:table-cell table:formula="of:=AVERAGE([.B6:.C6])" office:value-type="percentage" office:value="0.763899">
            <text:p>76,39%</text:p>
          </table:table-cell>
          <table:table-cell office:value-type="percentage" office:value="0.726483">
            <text:p>72.65%</text:p>
          </table:table-cell>
          <table:table-cell office:value-type="percentage" office:value="0.955199">
            <text:p>95.52%</text:p>
          </table:table-cell>
          <table:table-cell table:formula="of:=AVERAGE([.E6:.F6])" office:value-type="percentage" office:value="0.840841">
            <text:p>84,08%</text:p>
          </table:table-cell>
          <table:table-cell office:value-type="percentage" office:value="0.813078">
            <text:p>81.31%</text:p>
          </table:table-cell>
          <table:table-cell office:value-type="percentage" office:value="0.839688">
            <text:p>83.97%</text:p>
          </table:table-cell>
          <table:table-cell table:formula="of:=AVERAGE([.H6:.I6])" office:value-type="percentage" office:value="0.826383">
            <text:p>82,64%</text:p>
          </table:table-cell>
        </table:table-row>
        <table:table-row table:style-name="ro2">
          <table:table-cell office:value-type="string">
            <text:p>Zeit+Freq</text:p>
          </table:table-cell>
          <table:table-cell office:value-type="percentage" office:value="0.838363">
            <text:p>83.84%</text:p>
          </table:table-cell>
          <table:table-cell office:value-type="percentage" office:value="0.892635">
            <text:p>89.26%</text:p>
          </table:table-cell>
          <table:table-cell table:formula="of:=AVERAGE([.B7:.C7])" office:value-type="percentage" office:value="0.865499">
            <text:p>86,55%</text:p>
          </table:table-cell>
          <table:table-cell office:value-type="percentage" office:value="0.678051">
            <text:p>67.81%</text:p>
          </table:table-cell>
          <table:table-cell office:value-type="percentage" office:value="0.954267">
            <text:p>95.43%</text:p>
          </table:table-cell>
          <table:table-cell table:formula="of:=AVERAGE([.E7:.F7])" office:value-type="percentage" office:value="0.816159">
            <text:p>81,62%</text:p>
          </table:table-cell>
          <table:table-cell office:value-type="percentage" office:value="0.815398">
            <text:p>81.54%</text:p>
          </table:table-cell>
          <table:table-cell office:value-type="percentage" office:value="0.92031">
            <text:p>92.03%</text:p>
          </table:table-cell>
          <table:table-cell table:formula="of:=AVERAGE([.H7:.I7])" office:value-type="percentage" office:value="0.867854">
            <text:p>86,79%</text:p>
          </table:table-cell>
        </table:table-row>
        <table:table-row table:style-name="ro2">
          <table:table-cell office:value-type="string">
            <text:p>Freq+Ceps</text:p>
          </table:table-cell>
          <table:table-cell office:value-type="percentage" office:value="0.888954">
            <text:p>88.90%</text:p>
          </table:table-cell>
          <table:table-cell office:value-type="percentage" office:value="0.947299">
            <text:p>94.73%</text:p>
          </table:table-cell>
          <table:table-cell table:formula="of:=AVERAGE([.B8:.C8])" office:value-type="percentage" office:value="0.9181265">
            <text:p>91,81%</text:p>
          </table:table-cell>
          <table:table-cell office:value-type="percentage" office:value="0.710584">
            <text:p>71.06%</text:p>
          </table:table-cell>
          <table:table-cell office:value-type="percentage" office:value="0.955886">
            <text:p>95.59%</text:p>
          </table:table-cell>
          <table:table-cell table:formula="of:=AVERAGE([.E8:.F8])" office:value-type="percentage" office:value="0.833235">
            <text:p>83,32%</text:p>
          </table:table-cell>
          <table:table-cell office:value-type="percentage" office:value="0.888709">
            <text:p>88.87%</text:p>
          </table:table-cell>
          <table:table-cell office:value-type="percentage" office:value="0.949458">
            <text:p>94.95%</text:p>
          </table:table-cell>
          <table:table-cell table:formula="of:=AVERAGE([.H8:.I8])" office:value-type="percentage" office:value="0.9190835">
            <text:p>91,91%</text:p>
          </table:table-cell>
        </table:table-row>
        <table:table-row table:style-name="ro2">
          <table:table-cell office:value-type="string">
            <text:p>Freq+Corr</text:p>
          </table:table-cell>
          <table:table-cell table:style-name="ce4" office:value-type="percentage" office:value="0.834732">
            <text:p>83.47%</text:p>
          </table:table-cell>
          <table:table-cell table:style-name="ce4" office:value-type="percentage" office:value="0.92635">
            <text:p>92.64%</text:p>
          </table:table-cell>
          <table:table-cell table:formula="of:=AVERAGE([.B9:.C9])" office:value-type="percentage" office:value="0.880541">
            <text:p>88,05%</text:p>
          </table:table-cell>
          <table:table-cell office:value-type="percentage" office:value="0.708671">
            <text:p>70.87%</text:p>
          </table:table-cell>
          <table:table-cell office:value-type="percentage" office:value="0.955199">
            <text:p>95.52%</text:p>
          </table:table-cell>
          <table:table-cell table:formula="of:=AVERAGE([.E9:.F9])" office:value-type="percentage" office:value="0.831935">
            <text:p>83,19%</text:p>
          </table:table-cell>
          <table:table-cell office:value-type="percentage" office:value="0.820747">
            <text:p>82.07%</text:p>
          </table:table-cell>
          <table:table-cell office:value-type="percentage" office:value="0.944502">
            <text:p>94.45%</text:p>
          </table:table-cell>
          <table:table-cell table:formula="of:=AVERAGE([.H9:.I9])" office:value-type="percentage" office:value="0.8826245">
            <text:p>88,26%</text:p>
          </table:table-cell>
        </table:table-row>
        <table:table-row table:style-name="ro2">
          <table:table-cell office:value-type="string">
            <text:p>Zeit+Ceps</text:p>
          </table:table-cell>
          <table:table-cell office:value-type="percentage" office:value="0.89077">
            <text:p>89.08%</text:p>
          </table:table-cell>
          <table:table-cell office:value-type="percentage" office:value="0.946808">
            <text:p>94.68%</text:p>
          </table:table-cell>
          <table:table-cell table:formula="of:=AVERAGE([.B10:.C10])" office:value-type="percentage" office:value="0.918789">
            <text:p>91,88%</text:p>
          </table:table-cell>
          <table:table-cell office:value-type="percentage" office:value="0.837529">
            <text:p>83.75%</text:p>
          </table:table-cell>
          <table:table-cell office:value-type="percentage" office:value="0.955199">
            <text:p>95.52%</text:p>
          </table:table-cell>
          <table:table-cell table:formula="of:=AVERAGE([.E10:.F10])" office:value-type="percentage" office:value="0.896364">
            <text:p>89,64%</text:p>
          </table:table-cell>
          <table:table-cell office:value-type="percentage" office:value="0.89288">
            <text:p>89.29%</text:p>
          </table:table-cell>
          <table:table-cell office:value-type="percentage" office:value="0.948427">
            <text:p>94.84%</text:p>
          </table:table-cell>
          <table:table-cell table:formula="of:=AVERAGE([.H10:.I10])" office:value-type="percentage" office:value="0.9206535">
            <text:p>92,07%</text:p>
          </table:table-cell>
        </table:table-row>
        <table:table-row table:style-name="ro2">
          <table:table-cell office:value-type="string">
            <text:p>Zeit+Corr</text:p>
          </table:table-cell>
          <table:table-cell office:value-type="percentage" office:value="0.837333">
            <text:p>83.73%</text:p>
          </table:table-cell>
          <table:table-cell office:value-type="percentage" office:value="0.889494">
            <text:p>88.95%</text:p>
          </table:table-cell>
          <table:table-cell table:formula="of:=AVERAGE([.B11:.C11])" office:value-type="percentage" office:value="0.8634135">
            <text:p>86,34%</text:p>
          </table:table-cell>
          <table:table-cell office:value-type="percentage" office:value="0.493302">
            <text:p>49.33%</text:p>
          </table:table-cell>
          <table:table-cell office:value-type="percentage" office:value="0.955101">
            <text:p>95.51%</text:p>
          </table:table-cell>
          <table:table-cell table:formula="of:=AVERAGE([.E11:.F11])" office:value-type="percentage" office:value="0.7242015">
            <text:p>72,42%</text:p>
          </table:table-cell>
          <table:table-cell office:value-type="percentage" office:value="0.805143">
            <text:p>80.51%</text:p>
          </table:table-cell>
          <table:table-cell office:value-type="percentage" office:value="0.922322">
            <text:p>92.23%</text:p>
          </table:table-cell>
          <table:table-cell table:formula="of:=AVERAGE([.H11:.I11])" office:value-type="percentage" office:value="0.8637325">
            <text:p>86,37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.11.2016</text:date>, <text:time>12:2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30T12:27:35</meta:creation-date>
    <dc:date>2016-11-30T12:29:18</dc:date>
    <dc:creator>Franz Anders</dc:creator>
    <meta:editing-duration>PT1M44S</meta:editing-duration>
    <meta:editing-cycles>1</meta:editing-cycles>
    <meta:document-statistic meta:table-count="3" meta:cell-count="102" meta:object-count="0"/>
    <meta:generator>OpenOffice/4.1.1$Unix OpenOffice.org_project/411m6$Build-9775</meta:generator>
  </office:meta>
</office:document-meta>
</file>